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Helvetica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Helvetic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background-color="transparent" fo:keep-with-next="always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 fo:keep-together="always" fo:keep-with-next="always"/>
      <style:text-properties style:font-name="Helvetica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Helvetica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Helvetica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36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Helvetica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 fo:keep-together="always" fo:background-color="transparent" fo:keep-with-next="always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 fo:keep-together="always" fo:background-color="transparent" fo:keep-with-next="always" style:join-border="false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46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47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9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50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%#include enTetesDecisionRente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5"><text:span text:style-name="T2">%{HEADER_ROWS:0}%</text:span>%{enTeteRA}%#4#%=texteDebutRentes=%</text:p>
          </table:table-cell>
          <table:table-cell table:style-name="listeRentes.A1" office:value-type="string">
            <text:p text:style-name="P45"/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5">%{ligneRemarque}%#4#%=valeurRemarque=%</text:p>
          </table:table-cell>
          <table:table-cell table:style-name="listeRentes.A1" office:value-type="string">
            <text:p text:style-name="P45"/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5">%{ligneDonnees}%%=nssAssure=%</text:p>
          </table:table-cell>
          <table:table-cell table:style-name="listeRentes.A1" office:value-type="string">
            <text:p text:style-name="P45">%{ligneDonnees}%%=detailAssure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5">%{ligneGenreRente}%%=dateNaissance=%</text:p>
          </table:table-cell>
          <table:table-cell table:style-name="listeRentes.A1" office:value-type="string">
            <text:p text:style-name="P45">%{ligneGenreRente}%%=genreRente=%</text:p>
          </table:table-cell>
          <table:table-cell table:style-name="listeRentes.A1" office:value-type="string">
            <text:p text:style-name="P45">%=CHF=%</text:p>
          </table:table-cell>
          <table:table-cell table:style-name="listeRentes.A1" office:value-type="string">
            <text:p text:style-name="P46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5">%{ligneTotal}%%=VIDE=%</text:p>
          </table:table-cell>
          <table:table-cell table:style-name="listeRentes.A1" office:value-type="string">
            <text:p text:style-name="P45">%{ligneTotal}%%=TEXTE_TOTAL=%</text:p>
          </table:table-cell>
          <table:table-cell table:style-name="listeRentes.C5" office:value-type="string">
            <text:p text:style-name="P45">%=CHF=%</text:p>
          </table:table-cell>
          <table:table-cell table:style-name="listeRentes.C5" office:value-type="string">
            <text:p text:style-name="P46">%{ligneTotal}%%=montantTotal=%</text:p>
          </table:table-cell>
        </table:table-row>
      </table:table>
      <text:p text:style-name="P13"/>
      <text:p text:style-name="P18">%=remLineWhenBlank(TITRE_VERSEMENT, 1)=%</text:p>
      <text:p text:style-name="P40"/>
      <text:p text:style-name="P40">%=remLineWhenBlank(TEXTE_VERSEMENT, 1)=%</text:p>
      <text:p text:style-name="P40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2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2">%{par}%%=caisseAdr=%</text:p>
          </table:table-cell>
          <table:table-cell table:style-name="versement.A1" office:value-type="string">
            <text:p text:style-name="P42"/>
            <text:p text:style-name="P42"/>
          </table:table-cell>
        </table:table-row>
        <table:table-row table:style-name="versement.1">
          <table:table-cell table:style-name="versement.A1" office:value-type="string">
            <text:p text:style-name="P42">%{a}%%=TEXTE_A=%</text:p>
          </table:table-cell>
          <table:table-cell table:style-name="versement.A1" office:value-type="string">
            <text:p text:style-name="P42">%{a}%%=nomBanque=%</text:p>
          </table:table-cell>
          <table:table-cell table:style-name="versement.A1" office:value-type="string">
            <text:p text:style-name="P42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9">%{HEADER_ROWS:0}%<text:span text:style-name="T9">%{RM_IF_NO_DATA:true}</text:span>%%{tit}%</text:p>
          </table:table-cell>
          <table:table-cell table:style-name="titulaire.A1" office:value-type="string">
            <text:p text:style-name="P42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2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5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29291269" text:style-name="L1">
              <text:list-item>
                <text:p text:style-name="P49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2">%=CHF=%</text:p>
          </table:table-cell>
          <table:table-cell table:style-name="baseCalcul.A1" office:value-type="string">
            <text:p text:style-name="P34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6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7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30">%{lignePeriode}%%=nbMois=%</text:p>
          </table:table-cell>
          <table:table-cell table:style-name="decompte.A1" office:value-type="string">
            <text:p text:style-name="P47"/>
          </table:table-cell>
          <table:table-cell table:style-name="decompte.A1" office:value-type="string">
            <text:p text:style-name="P38">%{lignePeriode}%%=CHF=%</text:p>
          </table:table-cell>
          <table:table-cell table:style-name="decompte.A1" office:value-type="string">
            <text:p text:style-name="P48">%{lignePeriode}%%=montantMensuel=%</text:p>
          </table:table-cell>
          <table:table-cell table:style-name="decompte.A1" office:value-type="string">
            <text:p text:style-name="P38"/>
          </table:table-cell>
          <table:table-cell table:style-name="decompte.A1" office:value-type="string">
            <text:p text:style-name="P38">%=CHF=%</text:p>
          </table:table-cell>
          <table:table-cell table:style-name="decompte.A1" office:value-type="string">
            <text:p text:style-name="P38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3">%{lignePreTotal}%#2#%=TEXTE_TOT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2" office:value-type="string">
            <text:p text:style-name="P35">%=CHF=%</text:p>
          </table:table-cell>
          <table:table-cell table:style-name="decompte.G2" office:value-type="string">
            <text:p text:style-name="P35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3">%{ligneVide}%#4#%=VIDE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5"/>
          </table:table-cell>
        </table:table-row>
        <table:table-row table:style-name="decompte.1">
          <table:table-cell table:style-name="decompte.A1" office:value-type="string">
            <text:p text:style-name="P33">%{ligneSupp}%#2#%=detailDiminution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>%=CHF=%</text:p>
          </table:table-cell>
          <table:table-cell table:style-name="decompte.A1" office:value-type="string">
            <text:p text:style-name="P35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9"><text:span text:style-name="T1">%{ligneTotalFinal}%#2#</text:span>%=TEXTE_TOT_FIN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5" office:value-type="string">
            <text:p text:style-name="P35">%=CHF=%</text:p>
          </table:table-cell>
          <table:table-cell table:style-name="decompte.G5" office:value-type="string">
            <text:p text:style-name="P31">%{ligneTotalFinal}%%=montantTotalFinal=%</text:p>
          </table:table-cell>
        </table:table-row>
      </table:table>
      <text:p text:style-name="P20"/>
      <text:p text:style-name="P21">%=remLineWhenBlank(TITRE_REMARQUE,1)=%</text:p>
      <text:p text:style-name="P43"/>
      <text:p text:style-name="P44">%=remLineWhenBlank(TEXTE_REMARQUE_1,1)=%%=EMPTY=%<text:span text:style-name="T10">%=TEXTE_REMARQUE_4_INDICE=%</text:span> %=TEXTE_REMARQUE_3=%<text:span text:style-name="T10">%=TEXTE_REMARQUE_4_INDICE=%</text:span> %=TEXTE_REMARQUE_5=%</text:p>
      <text:p text:style-name="P43"/>
      <text:p text:style-name="P44">%=remLineWhenBlank(TEXTE_REMARQUE,1)=%</text:p>
      <text:p text:style-name="P43"/>
      <text:p text:style-name="P16">%=remLineWhenBlank(TITRE_INFORMATION,1)=%</text:p>
      <text:p text:style-name="P27"/>
      <text:p text:style-name="P26">%=remLineWhenBlank(TEXTE_INFORMATION,1)=%</text:p>
      <text:p text:style-name="P11"/>
      <text:p text:style-name="P16">%=remLineWhenBlank(TITRE_OBLIGATION_PAYER_COTISATIONS,1)=%</text:p>
      <text:p text:style-name="P27"/>
      <text:p text:style-name="P26">%=remLineWhenBlank(TEXTE_OBLIGATION_PAYER_COTISATIONS,1)=%</text:p>
      <text:p text:style-name="P11"/>
      <text:p text:style-name="P16">%=remLineWhenBlank(TITRE_MOYENS_DROIT,1)=%</text:p>
      <text:p text:style-name="P27"/>
      <text:p text:style-name="P26">%=remLineWhenBlank(TEXTE_MOYENS_DROIT,1)=%</text:p>
      <text:p text:style-name="P12"/>
      <text:p text:style-name="P16">%=remLineWhenBlank(TITRE_OBLIGATION_RENSEIGNER,1)=%</text:p>
      <text:p text:style-name="P26"/>
      <text:p text:style-name="P26">%=remLineWhenBlank(TEXTE_DEBUT_OBLIGATION_RENSEIGNER,1)=%</text:p>
      <text:p text:style-name="P11"/>
      <text:list xml:id="list29311242" text:style-name="L2">
        <text:list-item>
          <text:p text:style-name="P50">%=remLineWhenBlank(OBLIGATION_PAYER_1)=%</text:p>
        </text:list-item>
        <text:list-item>
          <text:p text:style-name="P50">%=remLineWhenBlank(OBLIGATION_PAYER_2)=%</text:p>
        </text:list-item>
        <text:list-item>
          <text:p text:style-name="P50">%=remLineWhenBlank(OBLIGATION_PAYER_3)=%</text:p>
        </text:list-item>
        <text:list-item>
          <text:p text:style-name="P50">%=remLineWhenBlank(OBLIGATION_PAYER_4)=%</text:p>
        </text:list-item>
        <text:list-item>
          <text:p text:style-name="P50">%=remLineWhenBlank(OBLIGATION_PAYER_5)=%</text:p>
        </text:list-item>
        <text:list-item>
          <text:p text:style-name="P51">%=remLineWhenBlank(OBLIGATION_PAYER_6)=%</text:p>
        </text:list-item>
        <text:list-item>
          <text:p text:style-name="P52"><text:soft-page-break/>%=remLineWhenBlank(OBLIGATION_PAYER_7,1)=%</text:p>
        </text:list-item>
      </text:list>
      <text:p text:style-name="P26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8">%=TEXTE_SIGNATURE=%</text:p>
            <text:p text:style-name="P9">%=remLineWhenBlank(AVIS_VAL_SANS_SIGN)=%</text:p>
          </table:table-cell>
        </table:table-row>
      </table:table>
      <text:p text:style-name="P24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3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3">:</text:p>
          </table:table-cell>
          <table:table-cell table:style-name="annexesCopies.A1" office:value-type="string">
            <text:p text:style-name="P33">%=VALEUR_ANNEXE_COPIE=%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Helvetica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7-07-20T09:15:17.85</dc:date>
    <meta:printed-by>Hervé Périat</meta:printed-by>
    <meta:print-date>2008-10-01T15:11:18</meta:print-date>
    <dc:language>en-US</dc:language>
    <meta:editing-cycles>243</meta:editing-cycles>
    <meta:editing-duration>P1DT3H32M12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